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1000000E1B606CCA41469AA2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3ffbb" officeooo:paragraph-rsid="0013ffbb"/>
    </style:style>
    <style:style style:name="P2" style:family="paragraph" style:parent-style-name="Standard">
      <style:paragraph-properties fo:text-align="center" style:justify-single-word="false"/>
      <style:text-properties style:font-name="Sans-seriff" fo:font-size="18pt" style:text-underline-style="solid" style:text-underline-width="auto" style:text-underline-color="font-color" fo:font-weight="bold" officeooo:rsid="0012c3ca" officeooo:paragraph-rsid="0012c3c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 fo:break-before="page"/>
      <style:text-properties style:font-name="Sans-seriff" fo:font-size="18pt" fo:font-style="italic" style:text-underline-style="none" fo:font-weight="bold" officeooo:rsid="0012c3ca" officeooo:paragraph-rsid="0012c3ca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bold" officeooo:rsid="0012c3ca" officeooo:paragraph-rsid="0012c3ca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Sans-seriff" fo:font-size="16pt" fo:font-style="italic" style:text-underline-style="none" fo:font-weight="normal" officeooo:rsid="001738dc" officeooo:paragraph-rsid="001738dc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Sans-seriff" fo:font-size="16pt" style:text-underline-style="solid" style:text-underline-width="auto" style:text-underline-color="font-color" fo:font-weight="bold" officeooo:rsid="0012c3ca" officeooo:paragraph-rsid="0012c3c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Sans-seriff" fo:font-size="16pt" style:text-underline-style="none" fo:font-weight="bold" officeooo:rsid="0012c3ca" officeooo:paragraph-rsid="0012c3c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3735a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045f" officeooo:paragraph-rsid="0016045f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69ab8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69ab8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Sans-seriff" fo:font-size="14pt" fo:font-style="italic" style:text-underline-style="none" fo:font-weight="normal" officeooo:rsid="001738dc" officeooo:paragraph-rsid="001738dc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1fd1ad" officeooo:paragraph-rsid="001fd1a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Sans-seriff" fo:font-size="20pt" fo:font-style="normal" style:text-underline-style="none" fo:font-weight="normal" officeooo:rsid="002cd17d" officeooo:paragraph-rsid="002cd17d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2c98b" officeooo:paragraph-rsid="0022c98b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e6882" officeooo:paragraph-rsid="002e6882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f5bb5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2f5bb5" officeooo:paragraph-rsid="002e6882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Sans-seriff" fo:font-size="15pt" fo:font-style="normal" style:text-underline-style="none" fo:font-weight="bold" officeooo:rsid="0033594f" officeooo:paragraph-rsid="002f5bb5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Sans-seriff" fo:font-size="16pt" fo:font-style="normal" style:text-underline-style="none" fo:font-weight="normal" officeooo:rsid="00366fef" officeooo:paragraph-rsid="00366fef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Sans-seriff" fo:font-size="20pt" fo:font-style="normal" style:text-underline-style="none" fo:font-weight="bold" officeooo:rsid="002cd17d" officeooo:paragraph-rsid="002cd17d" style:font-size-asian="17.5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169ab8"/>
    </style:style>
    <style:style style:name="T2" style:family="text">
      <style:text-properties officeooo:rsid="001738dc"/>
    </style:style>
    <style:style style:name="T3" style:family="text">
      <style:text-properties officeooo:rsid="00272ad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f5bb5"/>
    </style:style>
    <style:style style:name="T6" style:family="text">
      <style:text-properties officeooo:rsid="00335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genda</text:p>
      <text:p text:style-name="P6"/>
      <text:p text:style-name="P7">Tomás Rodríguez-Mata Suárez</text:p>
      <text:p text:style-name="P7">Proyecto Fin de Grado – Junio 2022</text:p>
      <text:p text:style-name="P7">Desarrollo de Aplicaciones Multiplataforma</text:p>
      <text:p text:style-name="P7">CETYS – Universidad Francisco de Vitoria</text:p>
      <text:p text:style-name="P7"/>
      <text:p text:style-name="P6"/>
      <text:p text:style-name="P8"/>
      <text:p text:style-name="P3">Agradecimientos:</text:p>
      <text:p text:style-name="P4"/>
      <text:p text:style-name="P9">Agradezco de corazón, la labor de todos los docentes</text:p>
      <text:p text:style-name="P9"><text:s/>espectaculares que nos han enseñado durante estos dos</text:p>
      <text:p text:style-name="P10">años, en especial a Carmen por su metodología,</text:p>
      <text:p text:style-name="P10">a Inmaculada por su dedicación, a ‘Nico’ por su paciencia,</text:p>
      <text:p text:style-name="P10">y a Jorge, por darme ganas de apre<text:span text:style-name="T1">nder cada día más.</text:span></text:p>
      <text:p text:style-name="P10"/>
      <text:p text:style-name="P11">Agradecer también a mis compañeros de clase, en</text:p>
      <text:p text:style-name="P11">especial a Juan Pablo, Puertas, Helios, Adrián, Mulay, </text:p>
      <text:p text:style-name="P11">Alberto, Kike y Gustavo por hacer cada día más divertido.</text:p>
      <text:p text:style-name="P12">Pero sobre todo <text:span text:style-name="T2">a mi amigo Pablo, por guiarme y </text:span></text:p>
      <text:p text:style-name="P13">aguantarme en todo lo relacionado a la programación.</text:p>
      <text:p text:style-name="P12"/>
      <text:p text:style-name="P13">Gracias a todos por haberme ayudado a encontrar</text:p>
      <text:p text:style-name="P13">mi camino y otorgarme la confianza y la motivación</text:p>
      <text:p text:style-name="P13">que necesitaba desde hace tiempo. Muchas gracias.</text:p>
      <text:p text:style-name="P13"/>
      <text:p text:style-name="P13">Tomás Rodríguez-Mata Suárez</text:p>
      <text:p text:style-name="P13"/>
      <text:p text:style-name="P13">Junio 202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5">“Sin vosotros no hubiese sido posible” </text:p>
      <text:p text:style-name="P14">Índice</text:p>
      <text:p text:style-name="P14"/>
      <text:p text:style-name="P18">1.<text:tab/>Acerca del proyecto ………..….………………………………...</text:p>
      <text:p text:style-name="P18"><text:tab/>1.1.<text:tab/>Origen de la idea ……………………………………………..</text:p>
      <text:p text:style-name="P18"><text:tab/>1.2.<text:tab/>Evolución de la idea ………………………………………...</text:p>
      <text:p text:style-name="P18"><text:tab/>1.3.<text:tab/><text:span text:style-name="T3">Futuro del proyecto ………………………………………….</text:span></text:p>
      <text:p text:style-name="P19">2.<text:tab/>Desarrollo del proyecto ………………………………………….</text:p>
      <text:p text:style-name="P19"><text:tab/>2.1.<text:tab/>Diseño de la base de datos ………………………………</text:p>
      <text:p text:style-name="P19"><text:tab/>2.2.<text:tab/>Diseño de la interfaz ……………………………………….</text:p>
      <text:p text:style-name="P19">3.<text:tab/>Tecnologías utilizadas……………………………………….</text:p>
      <text:p text:style-name="P19"><text:tab/>3.1.<text:tab/><text:span text:style-name="T5">Frameworks empleados ………………………………….</text:span></text:p>
      <text:p text:style-name="P19"><text:tab/><text:span text:style-name="T5">3.2.<text:tab/>Lenguajes empleados …………………………………….</text:span></text:p>
      <text:p text:style-name="P21"><text:tab/>3.3.<text:tab/>Entorno de desarrollo (IDE) …………………………….</text:p>
      <text:p text:style-name="P21"><text:tab/>3.4.<text:tab/>Otros programas ……………………………………………</text:p>
      <text:p text:style-name="P20">4.<text:tab/>Guía de uso …………………………………………………………</text:p>
      <text:p text:style-name="P20"><text:tab/>4.1.<text:tab/>Login y Signup ………………………………………………</text:p>
      <text:p text:style-name="P20"><text:tab/>4.2.<text:tab/>Sección de Tareas ………………………………………..</text:p>
      <text:p text:style-name="P20"><text:tab/>4.3.<text:tab/>Sección de Categorias …………………………………..</text:p>
      <text:p text:style-name="P20"><text:tab/>4.4.<text:tab/>Personalización interfaz ………………………………...</text:p>
      <text:p text:style-name="P20">5.<text:tab/>Metodología y Diseño previo …………………………………..</text:p>
      <text:p text:style-name="P20"><text:tab/>5.1.<text:tab/><text:span text:style-name="T6">Agile Methodology ………………………………………….</text:span></text:p>
      <text:p text:style-name="P22"><text:tab/>5.2.<text:tab/>GitHub ………………………………………….</text:p>
      <text:p text:style-name="P22"><text:tab/>5.3.<text:tab/>Milestones y organización ………………………………</text:p>
      <text:p text:style-name="P20"><text:tab/><text:span text:style-name="T6">5.4.<text:tab/>Bocetos de diseño ………………………………………….</text:span></text:p>
      <text:p text:style-name="P15">1.<text:tab/>Acerca del Proyecto</text:p>
      <text:p text:style-name="P16"/>
      <text:p text:style-name="P23">Esta aplicación web, permite gestionar y crear tareas</text:p>
      <text:p text:style-name="P17"/>
      <text:p text:style-name="P16"/>
      <text:p text:style-name="P16"><text:tab/><text:span text:style-name="T4">1.1.<text:tab/>Origen de la ide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f" svg:font-family="Sans-seriff" style:font-family-generic="swiss"/>
  </office:font-face-decls>
  <office:styles>
    <draw:fill-image draw:name="cetys" xlink:href="Pictures/10000000000000E1000000E1B606CCA41469AA2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3ffbb" officeooo:paragraph-rsid="0013ffb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99cm" fo:margin-left="0cm" fo:margin-right="0cm" fo:margin-bottom="0.499cm" style:dynamic-spacing="false" draw:fill="bitmap" draw:fill-image-name="cetys" draw:fill-image-width="2.2cm" draw:fill-image-height="2.2cm" style:repeat="no-repeat" draw:fill-image-ref-point-x="0%" draw:fill-image-ref-point-y="0%" draw:fill-image-ref-point="top-right" draw:tile-repeat-offset="0% vertical">
          <style:background-image xlink:href="Pictures/10000000000000E1000000E1B606CCA41469AA2C.png" xlink:type="simple" xlink:actuate="onLoad" style:position="top right" style:repeat="no-repeat"/>
        </style:header-footer-properties>
      </style:header-style>
      <style:footer-style>
        <style:header-footer-properties fo:min-height="1.699cm" fo:margin-left="0.199cm" fo:margin-right="0.199cm" fo:margin-top="0.499cm" fo:border="none" fo:padding="0.049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3:25:44.436000000</meta:creation-date>
    <dc:date>2022-06-02T12:34:56.508000000</dc:date>
    <meta:editing-duration>PT5H12M36S</meta:editing-duration>
    <meta:editing-cycles>12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49" meta:word-count="273" meta:character-count="1938" meta:non-whitespace-character-count="1690"/>
  </office:meta>
</office:document-meta>
</file>